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c2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творчого мислення. </text:span></text:p>
      <text:p text:style-name="P11"><text:span text:style-name="T3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 “Мы рождены для вдохновенья” - так у вірші </text:span><text:span text:style-name="T10">Поет і натовп</text:span><text:span text:style-name="T8"> висловився поет-легенда Олександр Пушкін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3">вати</text:span>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13:56.283471793</dc:date>
    <meta:editing-duration>PT8M26S</meta:editing-duration>
    <meta:editing-cycles>9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33" meta:character-count="3065" meta:non-whitespace-character-count="2627"/>
  </office:meta>
</office:document-meta>
</file>